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2000000258F6B218C8.png"/>
  <manifest:file-entry manifest:media-type="image/png" manifest:full-path="Pictures/10000000000003200000025857AC7A97.png"/>
  <manifest:file-entry manifest:media-type="image/png" manifest:full-path="Pictures/1000000000000320000002581B42268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roundedrect-title">
      <style:graphic-properties fo:min-height="3.506cm"/>
    </style:style>
    <style:style style:name="pr2" style:family="presentation" style:parent-style-name="lyt-roundedrect-subtitle">
      <style:graphic-properties draw:fill-color="#ffffff" draw:auto-grow-height="true" fo:min-height="12.18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outline1">
      <style:graphic-properties fo:min-height="12.18cm"/>
    </style:style>
    <style:style style:name="pr5" style:family="presentation" style:parent-style-name="lyt-roundedrect-notes">
      <style:graphic-properties draw:fill-color="#ffffff" fo:min-height="13.364cm"/>
    </style:style>
    <style:style style:name="P1" style:family="paragraph">
      <style:text-properties style:font-size-asian="28.1000003814697pt"/>
    </style:style>
    <style:style style:name="P2" style:family="paragraph">
      <style:text-properties fo:font-weight="bold" style:font-weight-asian="bold" style:font-weight-complex="bold"/>
    </style:style>
    <style:style style:name="P3" style:family="paragraph">
      <style:paragraph-properties fo:text-align="center"/>
    </style:style>
    <style:style style:name="T1"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layer="layout" svg:width="22.6cm" svg:height="12.18cm" svg:x="1.4cm" svg:y="4.914cm" presentation:class="subtitle">
          <draw:text-box>
            <text:p>soundcoreモジュールと<text:line-break/>Linuxサウンドシステム</text:p>
            <text:p/>
            <text:p/>
            <text:p>2012/04/01</text:p>
            <text:p>坂本貴史</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draw:frame presentation:style-name="pr1" draw:layer="layout" svg:width="23cm" svg:height="3.506cm" svg:x="1cm" svg:y="0.837cm" presentation:class="title">
          <draw:text-box>
            <text:p>LTの内容</text:p>
          </draw:text-box>
        </draw:frame>
        <draw:frame presentation:style-name="pr4" draw:layer="layout" svg:width="22.6cm" svg:height="12.18cm" svg:x="1.4cm" svg:y="4.914cm" presentation:class="outline">
          <draw:text-box>
            <text:list text:style-name="L2">
              <text:list-item>
                <text:p>soundcoreモジュールって何よ？</text:p>
              </text:list-item>
              <text:list-item>
                <text:p>Open Sound System（OSS）って何よ？</text:p>
              </text:list-item>
              <text:list-item>
                <text:p>Advanced Linux Sound Architecture （ALSA）って何よ？</text:p>
              </text:list-item>
              <text:list-item>
                <text:p>なんでPulseAudio？</text:p>
              </text:list-item>
              <text:list-item>
                <text:p>というはなし</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2T1">
        <draw:frame presentation:style-name="pr1" draw:layer="layout" svg:width="23cm" svg:height="3.506cm" svg:x="1cm" svg:y="0.837cm" presentation:class="title" presentation:user-transformed="true">
          <draw:text-box>
            <text:p>soundcoreモジュールの概要</text:p>
          </draw:text-box>
        </draw:frame>
        <draw:frame presentation:style-name="pr4" draw:layer="layout" svg:width="22.6cm" svg:height="12.18cm" svg:x="1.4cm" svg:y="4.914cm" presentation:class="outline" presentation:user-transformed="true">
          <draw:text-box>
            <text:list text:style-name="L2">
              <text:list-item>
                <text:p>/sound/sound_core.c</text:p>
              </text:list-item>
              <text:list-item>
                <text:p>Alan Coxが書いた</text:p>
              </text:list-item>
              <text:list-item>
                <text:p>キャラクターデバイスのメジャー番号は14</text:p>
              </text:list-item>
              <text:list-item>
                <text:p>最大16のサウンドカードを扱える</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draw:text-box>
              <text:list text:style-name="L3">
                <text:list-item>
                  <text:p>エイリアス名は「soundcore」</text:p>
                </text:list-item>
                <text:list-item>
                  <text:p>/usr/include/linux/major.h:</text:p>
                  <text:p>#define SOUND_MAJOR<text:tab/><text:tab/>14</text:p>
                </text:list-item>
                <text:list-item>
                  <text:p/>
                </text:list-item>
              </text:list>
            </draw:text-box>
          </draw:frame>
        </presentation:notes>
      </draw:page>
      <draw:page draw:name="page4" draw:style-name="dp1" draw:master-page-name="lyt-roundedrect" presentation:presentation-page-layout-name="AL2T1">
        <draw:frame presentation:style-name="pr1" draw:layer="layout" svg:width="23cm" svg:height="3.506cm" svg:x="1cm" svg:y="0.837cm" presentation:class="title">
          <draw:text-box>
            <text:p>soundcoreモジュールの機能</text:p>
          </draw:text-box>
        </draw:frame>
        <draw:frame presentation:style-name="pr4" draw:layer="layout" svg:width="22.6cm" svg:height="12.18cm" svg:x="1.4cm" svg:y="4.914cm" presentation:class="outline" presentation:user-transformed="true">
          <draw:text-box>
            <text:list text:style-name="L2">
              <text:list-item>
                <text:p>sound_unit構造の一方向リストを持つ</text:p>
              </text:list-item>
              <text:list-item>
                <text:p>カーネルモジュールにAPIを提供</text:p>
                <text:list>
                  <text:list-item>
                    <text:p>sound_unit構造の一方向リストへの追加・削除</text:p>
                  </text:list-item>
                  <text:list-item>
                    <text:p>/dev/dsp%dとか/dev/midi%dなどのキャラクタデバイスとそれに対するfile_operationを登録</text:p>
                  </text:list-item>
                </text:list>
              </text:list-item>
              <text:list-item>
                <text:p>カーネルにサウンドサブシステムを登録（soundクラス）</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draw:frame presentation:style-name="pr1" draw:layer="layout" svg:width="23cm" svg:height="3.506cm" svg:x="1cm" svg:y="0.837cm" presentation:class="title">
          <draw:text-box>
            <text:p>soundcoreモジュールとOSS</text:p>
          </draw:text-box>
        </draw:frame>
        <draw:frame presentation:style-name="pr4" draw:layer="layout" svg:width="22.6cm" svg:height="12.18cm" svg:x="1.4cm" svg:y="4.914cm" presentation:class="outline" presentation:user-transformed="true">
          <draw:text-box>
            <text:list text:style-name="L2">
              <text:list-item>
                <text:p>Open Sound Systemはsoundcoreモジュールの作法に従う</text:p>
              </text:list-item>
              <text:list-item>
                <text:p>詳しいことはソースちゃんと読んでないからわかりません</text:p>
                <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draw:frame presentation:style-name="pr1" draw:layer="layout" svg:width="23cm" svg:height="3.506cm" svg:x="1cm" svg:y="0.837cm" presentation:class="title" presentation:user-transformed="true">
          <draw:text-box>
            <text:p>Open Sound System</text:p>
          </draw:text-box>
        </draw:frame>
        <draw:frame presentation:style-name="pr4" draw:layer="layout" svg:width="22.6cm" svg:height="12.18cm" svg:x="1.4cm" svg:y="4.914cm" presentation:class="outline" presentation:user-transformed="true">
          <draw:text-box>
            <text:list text:style-name="L2">
              <text:list-item>
                <text:p>Open Sound SystemはUnixでもLinuxでも使えるサウンドシステム。</text:p>
              </text:list-item>
              <text:list-item>
                <text:p>一昔まえのLinux標準のサウンドシステムだった</text:p>
              </text:list-item>
              <text:list-item>
                <text:p>Linuxカーネルには2.6.37まで含まれてた</text:p>
              </text:list-item>
              <text:list-item>
                <text:p>開発継続中</text:p>
                <text:list>
                  <text:list-item>
                    <text:p>http://opensound.hg.sourceforge.net/hgweb/opensound/opensound</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draw:frame presentation:style-name="pr1" draw:layer="layout" svg:width="23cm" svg:height="3.506cm" svg:x="1cm" svg:y="0.837cm" presentation:class="title">
          <draw:text-box>
            <text:p>サウンドカードの作り</text:p>
          </draw:text-box>
        </draw:frame>
        <draw:frame presentation:style-name="pr4" draw:layer="layout" svg:width="22.6cm" svg:height="14.64cm" svg:x="1.4cm" svg:y="4.914cm" presentation:class="outline" presentation:user-transformed="true">
          <draw:text-box>
            <text:list text:style-name="L2">
              <text:list-item>
                <text:p>ひとつのサウンドカードに複数のデバイス</text:p>
                <text:list>
                  <text:list-item>
                    <text:p>PCMデバイス</text:p>
                    <text:list>
                      <text:list-item>
                        <text:p>DSDデバイスは見たことない</text:p>
                      </text:list-item>
                    </text:list>
                  </text:list-item>
                  <text:list-item>
                    <text:p>MIDIデバイス</text:p>
                    <text:list>
                      <text:list-item>
                        <text:p>Sequencerと言ったほうがいいかも</text:p>
                      </text:list-item>
                    </text:list>
                    <text:p/>
                  </text:list-item>
                  <text:list-item>
                    <text:p>SoundBlasterならsoundfontをメモリーに上げられたり</text:p>
                  </text:list-item>
                  <text:list-item>
                    <text:p>ファームウェアの書き込みができたり</text:p>
                  </text:list-item>
                  <text:list-item>
                    <text:p>それ以外にも独自のデバイスが載っかってたり</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draw:frame presentation:style-name="pr1" draw:layer="layout" svg:width="23cm" svg:height="3.506cm" svg:x="1cm" svg:y="0.837cm" presentation:class="title" presentation:user-transformed="true">
          <draw:text-box>
            <text:p>soundcoreの制約</text:p>
          </draw:text-box>
        </draw:frame>
        <draw:frame presentation:style-name="pr4" draw:layer="layout" svg:width="22.6cm" svg:height="12.18cm" svg:x="1.4cm" svg:y="4.914cm" presentation:class="outline" presentation:user-transformed="true">
          <draw:text-box>
            <text:list text:style-name="L2">
              <text:list-item>
                <text:p>ひとつのサウンドカードに同じタイプのデバイスが複数載っかっていたら対応できない</text:p>
                <text:list>
                  <text:list-item>
                    <text:p>例えばアナログ/デジタル出力でデバイスがわかれてるとか</text:p>
                  </text:list-item>
                  <text:list-item>
                    <text:p>例えばMIDIの入出力をするデバイスが複数あるとか</text:p>
                  </text:list-item>
                </text:list>
                <text:p/>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draw:frame presentation:style-name="pr1" draw:layer="layout" svg:width="23cm" svg:height="3.506cm" svg:x="1cm" svg:y="0.837cm" presentation:class="title">
          <draw:text-box>
            <text:p>Open Sound Systemの制約</text:p>
          </draw:text-box>
        </draw:frame>
        <draw:frame presentation:style-name="pr4" draw:layer="layout" svg:width="22.6cm" svg:height="12.18cm" svg:x="1.4cm" svg:y="4.914cm" presentation:class="outline">
          <draw:text-box>
            <text:list text:style-name="L2">
              <text:list-item>
                <text:p>ステレオ（2ch）しか対応できず、マルチストリーム（5.1chとか）が扱えない</text:p>
              </text:list-item>
              <text:list-item>
                <text:p>シーケンサー機能が不十分</text:p>
              </text:list-item>
              <text:list-item>
                <text:p>オープンなライセンスではない時期があった</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draw:frame presentation:style-name="pr1" draw:layer="layout" svg:width="23cm" svg:height="3.506cm" svg:x="1cm" svg:y="0.837cm" presentation:class="title">
          <draw:text-box>
            <text:p>ALSA</text:p>
          </draw:text-box>
        </draw:frame>
        <draw:frame presentation:style-name="pr4" draw:layer="layout" svg:width="22.6cm" svg:height="12.18cm" svg:x="1.4cm" svg:y="4.914cm" presentation:class="outline" presentation:user-transformed="true">
          <draw:text-box>
            <text:list text:style-name="L2">
              <text:list-item>
                <text:p>soundcoreモジュールの制約への対策</text:p>
              </text:list-item>
              <text:list-item>
                <text:p>Linux向けに、Open Sound Systemに代わる完全にフリーなサウンドサブシステムを作る</text:p>
              </text:list-item>
              <text:list-item>
                <text:p>プロジェクトの主要な成果は、カーネルモジュールとライブラリーの2つ。その他各種ユーティリティーなど</text:p>
                <text:p/>
              </text:list-item>
              <text:list-item>
                <text:p>http://www.alsa-project.org/</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draw:frame presentation:style-name="pr1" draw:layer="layout" svg:width="23cm" svg:height="3.506cm" svg:x="1cm" svg:y="0.837cm" presentation:class="title">
          <draw:text-box>
            <text:p>ALSAとsoundcore</text:p>
          </draw:text-box>
        </draw:frame>
        <draw:frame presentation:style-name="pr4" draw:layer="layout" svg:width="22.6cm" svg:height="15.962cm" svg:x="1.4cm" svg:y="4.914cm" presentation:class="outline" presentation:user-transformed="true">
          <draw:text-box>
            <text:list text:style-name="L2">
              <text:list-item>
                <text:p>Soundcoreの機能の大部分をsndモジュールに独自に実装（/sound/core/*.c）</text:p>
                <text:list>
                  <text:list-item>
                    <text:p>soundcoreはサウンドサブシステム（soundクラス）の登録だけ行う</text:p>
                  </text:list-item>
                </text:list>
              </text:list-item>
              <text:list-item>
                <text:p>snd_card構造のポインターの配列をsnd_cardsに持つ</text:p>
              </text:list-item>
              <text:list-item>
                <text:p>snd_cards構造は各デバイスのリストを持つ</text:p>
              </text:list-item>
              <text:list-item>
                <text:p>ひとつのサウンドカードが同じタイプのデバイスを複数持つことができるようにしてある</text:p>
              </text:list-item>
              <text:list-item>
                <text:p>最大8つのサウンドカードを扱える</text:p>
                <text:p/>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draw:frame presentation:style-name="pr1" draw:layer="layout" svg:width="23cm" svg:height="3.506cm" svg:x="1cm" svg:y="0.837cm" presentation:class="title">
          <draw:text-box>
            <text:p>ALSAとOSS</text:p>
          </draw:text-box>
        </draw:frame>
        <draw:frame presentation:style-name="pr4" draw:layer="layout" svg:width="22.6cm" svg:height="14.765cm" svg:x="1.4cm" svg:y="4.914cm" presentation:class="outline" presentation:user-transformed="true">
          <draw:text-box>
            <text:list text:style-name="L2">
              <text:list-item>
                <text:p>Open Sound Systemとの併用は、モジュール部分は無理</text:p>
                <text:list>
                  <text:list-item>
                    <text:p>debian系だとlinux-sound-baseでblacklistファイルの切り替えをしてモジュールがロードされないようにする</text:p>
                  </text:list-item>
                </text:list>
              </text:list-item>
              <text:list-item>
                <text:p>Open Sound Systemのアプリケーションには、OSS互換レイヤーを提供</text:p>
                <text:list>
                  <text:list-item>
                    <text:p>ただし、UbuntuのカーネルはALSAのこの機能をオフにしてビルドされてる。自分でビルドする際はコンパイルオプションに気を付けないと、Unknown symbolな事故に遭遇します</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draw:frame presentation:style-name="pr1" draw:layer="layout" svg:width="23cm" svg:height="3.506cm" svg:x="1cm" svg:y="0.837cm" presentation:class="title">
          <draw:text-box>
            <text:p>ALSAのキャラクタデバイス</text:p>
          </draw:text-box>
        </draw:frame>
        <draw:frame presentation:style-name="pr4" draw:layer="layout" svg:width="22.6cm" svg:height="13.221cm" svg:x="1.4cm" svg:y="4.914cm" presentation:class="outline" presentation:user-transformed="true">
          <draw:text-box>
            <text:list text:style-name="L2">
              <text:list-item>
                <text:p>/dev/snd/pcmC%iD%ip</text:p>
              </text:list-item>
              <text:list-item>
                <text:p>/dev/snd/pcmC%iD%ic</text:p>
              </text:list-item>
              <text:list-item>
                <text:p>/dev/snd/midiC%iD%ip</text:p>
              </text:list-item>
              <text:list-item>
                <text:p>/dev/snd/midiC%iD%ic</text:p>
              </text:list-item>
              <text:list-item>
                <text:p>/dev/snd/controlC%i</text:p>
              </text:list-item>
              <text:list-item>
                <text:p>・・・など</text:p>
              </text:list-item>
              <text:list-item>
                <text:p/>
              </text:list-item>
              <text:list-item>
                <text:p>C%iはカード番号、D%iはデバイス番号</text:p>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2T1">
        <draw:frame presentation:style-name="pr1" draw:layer="layout" svg:width="23cm" svg:height="3.506cm" svg:x="1cm" svg:y="0.837cm" presentation:class="title">
          <draw:text-box>
            <text:p>ALSAのfile_operation</text:p>
          </draw:text-box>
        </draw:frame>
        <draw:frame presentation:style-name="pr4" draw:layer="layout" svg:width="22.6cm" svg:height="12.18cm" svg:x="1.4cm" svg:y="4.914cm" presentation:class="outline">
          <draw:text-box>
            <text:list text:style-name="L2">
              <text:list-item>
                <text:p>キャラクタデバイスへのioctlが基本</text:p>
              </text:list-item>
              <text:list-item>
                <text:p>もちろんopen/writeなども使える</text:p>
              </text:list-item>
              <text:list-item>
                <text:p>Ioctlのリクエストコードやデータ構造はこれを参照</text:p>
                <text:list>
                  <text:list-header>
                    <text:p>/usr/include/sound/asound.h</text:p>
                  </text:list-header>
                </text:list>
              </text:list-item>
              <text:list-item>
                <text:p>この部分、バージョン1とバージョン2があるっぽいです</text:p>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2T1">
        <draw:frame presentation:style-name="pr1" draw:layer="layout" svg:width="23cm" svg:height="3.506cm" svg:x="1cm" svg:y="0.837cm" presentation:class="title">
          <draw:text-box>
            <text:p>ALSAのライブラリ</text:p>
          </draw:text-box>
        </draw:frame>
        <draw:frame presentation:style-name="pr4" draw:layer="layout" svg:width="22.6cm" svg:height="12.18cm" svg:x="1.4cm" svg:y="4.914cm" presentation:class="outline" presentation:user-transformed="true">
          <draw:text-box>
            <text:list text:style-name="L2">
              <text:list-item>
                <text:p>キャラクタデバイスにダイレクトにioctlしなくてもいいようにライブラリを提供</text:p>
              </text:list-item>
              <text:list-item>
                <text:p>ライブラリはデバイス経由でハードウェアの標本化周波数や量子化ビット数などを自動で制御してくれます</text:p>
              </text:list-item>
              <text:list-item>
                <text:p>その他にも便利機能がたくさん</text:p>
              </text:list-item>
              <text:list-item>
                <text:p>アプリケーションからの入出力はプラグインの提供するノードに対して行う</text:p>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2T1">
        <draw:frame presentation:style-name="pr1" draw:layer="layout" svg:width="23cm" svg:height="3.506cm" svg:x="1cm" svg:y="0.837cm" presentation:class="title">
          <draw:text-box>
            <text:p>ALSAライブラリのプラグイン</text:p>
          </draw:text-box>
        </draw:frame>
        <draw:frame presentation:style-name="pr4" draw:text-style-name="P2" draw:layer="layout" svg:width="22.6cm" svg:height="14.439cm" svg:x="1.4cm" svg:y="4.914cm" presentation:class="outline" presentation:user-transformed="true">
          <draw:text-box>
            <text:list text:style-name="L2">
              <text:list-item>
                <text:p><text:span text:style-name="T1">hw</text:span><text:span text:style-name="T1">プラグイン</text:span></text:p>
                <text:list>
                  <text:list-item>
                    <text:p><text:span text:style-name="T1">アプリケーションからの出力をそのままハードウェアに送る</text:span></text:p>
                  </text:list-item>
                </text:list>
              </text:list-item>
              <text:list-item>
                <text:p><text:span text:style-name="T1">plughw</text:span><text:span text:style-name="T1">プラグイン</text:span></text:p>
                <text:list>
                  <text:list-item>
                    <text:p><text:span text:style-name="T1">デバイス標本化周波数や量子化ビット数、チャンネル数を自動変換</text:span></text:p>
                  </text:list-item>
                </text:list>
              </text:list-item>
              <text:list-item>
                <text:p>dmix/dsnoopプラグイン</text:p>
                <text:list>
                  <text:list-item>
                    <text:p>マルチプレクス・デマルチプレクス機能</text:p>
                  </text:list-item>
                </text:list>
              </text:list-item>
              <text:list-item>
                <text:p>pulseプラグイン</text:p>
                <text:list>
                  <text:list-item>
                    <text:p>PulseAudioへ入出力を回す</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2T1">
        <draw:frame presentation:style-name="pr1" draw:layer="layout" svg:width="23cm" svg:height="3.506cm" svg:x="1cm" svg:y="0.837cm" presentation:class="title">
          <draw:text-box>
            <text:p>PulseAudio</text:p>
          </draw:text-box>
        </draw:frame>
        <draw:frame presentation:style-name="pr4" draw:layer="layout" svg:width="22.6cm" svg:height="14.651cm" svg:x="1.4cm" svg:y="4.914cm" presentation:class="outline" presentation:user-transformed="true">
          <draw:text-box>
            <text:list text:style-name="L2">
              <text:list-item>
                <text:p>サウンドカードのお約束として、一度に音声を入出力できるのはひとつのアプリケーション</text:p>
              </text:list-item>
              <text:list-item>
                <text:p>けど複数のアプリケーションから同時に音声入出力したい</text:p>
              </text:list-item>
              <text:list-item>
                <text:p>ミキサーの必要性</text:p>
              </text:list-item>
              <text:list-item>
                <text:p>dmis/dsnoopでマルチプレクス・デマルチプレクスできるけどフォーマット固定（48kHz/16bit）</text:p>
              </text:list-item>
              <text:list-item>
                <text:p>ソフトウェアミキサーとしてのPulseAudio</text:p>
                <text:p/>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2T1">
        <draw:frame presentation:style-name="pr1" draw:layer="layout" svg:width="23cm" svg:height="3.506cm" svg:x="1cm" svg:y="0.837cm" presentation:class="title">
          <draw:text-box>
            <text:p>PulseAudioのミックスの流れ</text:p>
          </draw:text-box>
        </draw:frame>
        <draw:frame presentation:style-name="pr4" draw:layer="layout" svg:width="22.6cm" svg:height="12.866cm" svg:x="1.4cm" svg:y="4.914cm" presentation:class="outline" presentation:user-transformed="true">
          <draw:text-box>
            <text:list text:style-name="L2">
              <text:list-item>
                <text:p>ALSAアプリケーションの音声入出力</text:p>
                <text:list>
                  <text:list-item>
                    <text:p>pulseプラグインでPulseAudioに送られる</text:p>
                  </text:list-item>
                  <text:list-item>
                    <text:p>PulseAudioでミックス</text:p>
                  </text:list-item>
                  <text:list-item>
                    <text:p>PulseAudioからhwプラグインに送る</text:p>
                    <text:list>
                      <text:list-item>
                        <text:p>（Adobe Flash Playerとか）</text:p>
                      </text:list-item>
                    </text:list>
                  </text:list-item>
                </text:list>
              </text:list-item>
              <text:list-item>
                <text:p>PulseAudioアプリケーションの音声入出力</text:p>
                <text:list>
                  <text:list-item>
                    <text:p>PulseAudioでミックス</text:p>
                  </text:list-item>
                  <text:list-item>
                    <text:p>PulseAudioからhwプラグインに送る</text:p>
                    <text:list>
                      <text:list-item>
                        <text:p>（大抵のソフトウェア）</text:p>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2T1">
        <draw:frame presentation:style-name="pr1" draw:layer="layout" svg:width="23cm" svg:height="3.506cm" svg:x="1cm" svg:y="0.837cm" presentation:class="title" presentation:placeholder="true">
          <draw:text-box/>
        </draw:frame>
        <draw:frame presentation:style-name="pr4" draw:layer="layout" svg:width="22.6cm" svg:height="12.18cm" svg:x="1.4cm" svg:y="4.914cm" presentation:class="outline" presentation:user-transformed="true">
          <draw:text-box>
            <text:list text:style-name="L2">
              <text:list-header>
                <text:p/>
              </text:list-header>
              <text:list-item>
                <text:p/>
              </text:list-item>
              <text:list-item>
                <text:p/>
              </text:list-item>
              <text:list-item>
                <text:p text:style-name="P3">おしまい</text:p>
              </text:list-item>
            </text:list>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rectangles3" xlink:href="Pictures/1000000000000320000002581B42268A.png" xlink:type="simple" xlink:show="embed" xlink:actuate="onLoad"/>
    <draw:fill-image draw:name="typo3" xlink:href="Pictures/100000000000032000000258F6B218C8.png" xlink:type="simple" xlink:show="embed" xlink:actuate="onLoad"/>
    <draw:fill-image draw:name="winteraletsch" xlink:href="Pictures/10000000000003200000025857AC7A97.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akaoPMincho"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PGothic"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TakaoPGothic" style:font-family-generic="roman" style:font-pitch="variable" fo:font-size="20pt" fo:font-style="normal" fo:text-shadow="none" style:text-underline-style="none" fo:font-weight="normal" style:letter-kerning="true" style:font-family-asian="TakaoPGothic"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TakaoPGothic" style:font-family-generic="roman" style:font-pitch="variable" fo:font-size="32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akaoPGothic" style:font-family-generic="roman" style:font-pitch="variable" fo:font-size="32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kaoPGothic" style:font-family-generic="roman" style:font-pitch="variable" fo:font-size="44pt" fo:font-style="normal" fo:text-shadow="none" style:text-underline-style="none" fo:font-weight="normal" style:letter-kerning="true" style:font-family-asian="TakaoPGothic"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lyt-roundedrect-backgroundobjects">
      <style:graphic-properties draw:stroke="none" draw:fill="none" draw:fill-color="#ffffff" draw:auto-grow-height="false" fo:min-height="1.449cm"/>
    </style:style>
    <style:style style:name="Mpr5" style:family="presentation" style:parent-style-name="lyt-roundedrect-backgroundobjects">
      <style:graphic-properties draw:stroke="none" draw:fill="none" draw:fill-color="#ffffff" draw:auto-grow-height="false" fo:min-height="1.485cm"/>
    </style:style>
    <style:style style:name="Mpr6"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8.376cm" svg:y="19.131cm" presentation:class="footer">
        <draw:text-box>
          <text:p text:style-name="MP5"><text:span text:style-name="MT1"><presentation:footer/></text:span></text:p>
        </draw:text-box>
      </draw:frame>
      <draw:frame presentation:style-name="Mpr4" draw:text-style-name="MP6" draw:layer="backgroundobjects" svg:width="6.523cm" svg:height="1.448cm" svg:x="17.876cm" svg:y="19.131cm" presentation:class="page-number">
        <draw:text-box>
          <text:p text:style-name="MP6"><text:span text:style-name="MT1"><text:page-number>&lt;番号&gt;</text:page-number></text:span></text:p>
        </draw:text-box>
      </draw:frame>
      <presentation:notes style:page-layout-name="PM0">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4-01T06:42:23</meta:creation-date>
    <dc:date>2012-04-01T09:52:44</dc:date>
    <meta:editing-duration>PT21M27S</meta:editing-duration>
    <meta:editing-cycles>3</meta:editing-cycles>
    <meta:generator>LibreOffice/3.5$Linux_X86_64 LibreOffice_project/350m1$Build-102</meta:generator>
    <meta:document-statistic meta:object-count="108"/>
  </office:meta>
</office:document-meta>
</file>